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1bfb24" officeooo:paragraph-rsid="001bfb24"/>
    </style:style>
    <style:style style:name="P2" style:family="paragraph" style:parent-style-name="Standard">
      <style:text-properties officeooo:rsid="001da311" officeooo:paragraph-rsid="001da311"/>
    </style:style>
    <style:style style:name="T1" style:family="text">
      <style:text-properties officeooo:rsid="001e68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input_q5.cpp The_Choosy_Girl.cpp The_Generous_Boy.cpp q5.cpp The_Utility_Gifts.cpp couple.cpp</text:p>
      <text:p text:style-name="P1"/>
      <text:p text:style-name="P2">couples are stored in output_5.txt and k most happy couples are stored in k_most_happy_q5.txt <text:span text:style-name="T1">along with their happiness values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4</meta:editing-cycles>
    <meta:editing-duration>PT1M19S</meta:editing-duration>
    <dc:date>2017-04-10T04:21:21.768475805</dc:date>
    <meta:document-statistic meta:table-count="0" meta:image-count="0" meta:object-count="0" meta:page-count="1" meta:paragraph-count="2" meta:word-count="26" meta:character-count="224" meta:non-whitespace-character-count="200"/>
    <meta:user-defined meta:name="Info 1"/>
    <meta:user-defined meta:name="Info 2"/>
    <meta:user-defined meta:name="Info 3"/>
    <meta:user-defined meta:name="Info 4"/>
  </office:meta>
</office:document-meta>
</file>